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RISTIANO BERBOSA<text:s/></text:p>
          </table:table-cell>
          <table:table-cell office:value-type="string" table:style-name="ce5">
            <text:p>MELHORADA</text:p>
          </table:table-cell>
          <table:table-cell office:value-type="float" office:value="53984920061" table:style-name="ce5">
            <text:p>53984920061</text:p>
          </table:table-cell>
          <table:table-cell office:value-type="date" office:date-value="2025-07-15T00:00:00" table:style-name="ce6">
            <text:p>15/07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CARLOS KRAMER DO AMARAL <text:s text:c="2"/>Nº47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JOSE ANTONIO PINHEIRO <text:s/>RAMOS</text:p>
          </table:table-cell>
          <table:table-cell office:value-type="string" table:style-name="ce5">
            <text:p>MELHORADA</text:p>
          </table:table-cell>
          <table:table-cell office:value-type="float" office:value="53984769168" table:style-name="ce5">
            <text:p>53984769168</text:p>
          </table:table-cell>
          <table:table-cell office:value-type="date" office:date-value="2025-07-15T00:00:00" table:style-name="ce6">
            <text:p>15/07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TRAVESSA DEZ <text:s/>Nº89 NAVEGANTES II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CLEONEI SILVA DA SILVA</text:p>
          </table:table-cell>
          <table:table-cell office:value-type="string" table:style-name="ce5">
            <text:p>MELHORADA</text:p>
          </table:table-cell>
          <table:table-cell office:value-type="float" office:value="53999259744" table:style-name="ce5">
            <text:p>53999259744</text:p>
          </table:table-cell>
          <table:table-cell office:value-type="date" office:date-value="2025-07-16T00:00:00" table:style-name="ce6">
            <text:p>16/07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GENERAL NETO <text:s text:c="2"/>Nº 39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ELIPE CHAGAS</text:p>
          </table:table-cell>
          <table:table-cell office:value-type="string" table:style-name="ce5">
            <text:p>MELHORADA</text:p>
          </table:table-cell>
          <table:table-cell office:value-type="float" office:value="53991237720" table:style-name="ce5">
            <text:p>53991237720</text:p>
          </table:table-cell>
          <table:table-cell office:value-type="date" office:date-value="2025-07-16T00:00:00" table:style-name="ce6">
            <text:p>16/07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UM <text:s/>Nº53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ALDECI FONSECA DA FONSECA</text:p>
          </table:table-cell>
          <table:table-cell office:value-type="string" table:style-name="ce5">
            <text:p>MELHORADA</text:p>
          </table:table-cell>
          <table:table-cell office:value-type="float" office:value="53984552753" table:style-name="ce5">
            <text:p>53984552753</text:p>
          </table:table-cell>
          <table:table-cell office:value-type="date" office:date-value="2025-07-18T00:00:00" table:style-name="ce6">
            <text:p>18/07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SETE <text:s/>Nº1264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TRICK SAMPAIO PEGLOW</text:p>
          </table:table-cell>
          <table:table-cell office:value-type="string" table:style-name="ce5">
            <text:p>MELHORADA</text:p>
          </table:table-cell>
          <table:table-cell office:value-type="float" office:value="53984571308" table:style-name="ce5">
            <text:p>53984571308</text:p>
          </table:table-cell>
          <table:table-cell office:value-type="date" office:date-value="2025-07-18T00:00:00" table:style-name="ce6">
            <text:p>18/07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COMENDADOR FRANCISCO RIBAS <text:s/>Nº24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THOS GARCIA DUTRA</text:p>
          </table:table-cell>
          <table:table-cell office:value-type="string" table:style-name="ce5">
            <text:p>MELHORADA</text:p>
          </table:table-cell>
          <table:table-cell office:value-type="float" office:value="53984752772" table:style-name="ce5">
            <text:p>53984752772</text:p>
          </table:table-cell>
          <table:table-cell office:value-type="date" office:date-value="2025-07-18T00:00:00" table:style-name="ce6">
            <text:p>18/07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TAQUARI <text:s text:c="2"/>Nº31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DEMILSON BRUN BRUM SAIZES</text:p>
          </table:table-cell>
          <table:table-cell office:value-type="string" table:style-name="ce5">
            <text:p>MELHORADA</text:p>
          </table:table-cell>
          <table:table-cell office:value-type="float" office:value="53999432762" table:style-name="ce5">
            <text:p>53999432762</text:p>
          </table:table-cell>
          <table:table-cell office:value-type="date" office:date-value="2025-07-21T00:00:00" table:style-name="ce6">
            <text:p>21/07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ALFREDO SATTE ALAM <text:s/>Nº38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EDRO ALEXANDRE LEAL BRUM</text:p>
          </table:table-cell>
          <table:table-cell office:value-type="string" table:style-name="ce5">
            <text:p>MELHORADA</text:p>
          </table:table-cell>
          <table:table-cell office:value-type="float" office:value="53991025030" table:style-name="ce5">
            <text:p>53991025030</text:p>
          </table:table-cell>
          <table:table-cell office:value-type="date" office:date-value="2025-07-22T00:00:00" table:style-name="ce6">
            <text:p>22/07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AV JK DE OLIVEIRA <text:s/>Nº7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BLO GRIMMLER RODRIGUES</text:p>
          </table:table-cell>
          <table:table-cell office:value-type="string" table:style-name="ce5">
            <text:p>MELHORADA</text:p>
          </table:table-cell>
          <table:table-cell office:value-type="float" office:value="53981340202" table:style-name="ce5">
            <text:p>53981340202</text:p>
          </table:table-cell>
          <table:table-cell office:value-type="date" office:date-value="2025-07-22T00:00:00" table:style-name="ce6">
            <text:p>22/07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ONZE <text:s/>Nº31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5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925</meta:generator>
    <meta:initial-creator>Usuário do Windows</meta:initial-creator>
    <dc:creator>Recepção Coordenação</dc:creator>
    <meta:creation-date>2016-07-13T11:42:24Z</meta:creation-date>
    <dc:date>2025-07-23T18:38:47Z</dc:date>
    <meta:print-date>2024-06-07T20:11:09Z</meta:print-date>
    <meta:editing-cycles>4109</meta:editing-cycles>
    <meta:editing-duration>PT4597053S</meta:editing-duration>
  </office:meta>
</office:document-meta>
</file>